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gg sans" svg:font-family="'gg sans', 'Noto Sans', 'Helvetica Neue', Helvetica, Arial, sans-serif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officeooo:rsid="000eb2b2" officeooo:paragraph-rsid="000eb2b2"/>
    </style:style>
    <style:style style:name="P3" style:family="paragraph" style:parent-style-name="Standard" style:list-style-name="L1">
      <style:text-properties officeooo:rsid="000eb2b2" officeooo:paragraph-rsid="000eb2b2"/>
    </style:style>
    <style:style style:name="P4" style:family="paragraph" style:parent-style-name="Standard" style:list-style-name="L2">
      <style:text-properties officeooo:rsid="000eb2b2" officeooo:paragraph-rsid="000eb2b2"/>
    </style:style>
    <style:style style:name="P5" style:family="paragraph" style:parent-style-name="Standard" style:list-style-name="L2">
      <style:text-properties officeooo:rsid="000eb2b2" officeooo:paragraph-rsid="00114032"/>
    </style:style>
    <style:style style:name="P6" style:family="paragraph" style:parent-style-name="Standard" style:list-style-name="L3">
      <style:text-properties officeooo:rsid="000eb2b2" officeooo:paragraph-rsid="000eb2b2"/>
    </style:style>
    <style:style style:name="P7" style:family="paragraph" style:parent-style-name="Standard" style:list-style-name="L3">
      <style:text-properties officeooo:rsid="000eb2b2" officeooo:paragraph-rsid="00114032"/>
    </style:style>
    <style:style style:name="P8" style:family="paragraph" style:parent-style-name="Standard">
      <style:text-properties officeooo:paragraph-rsid="000eb2b2"/>
    </style:style>
    <style:style style:name="P9" style:family="paragraph" style:parent-style-name="Standard" style:list-style-name="L2">
      <style:text-properties officeooo:rsid="000f465a" officeooo:paragraph-rsid="000f465a"/>
    </style:style>
    <style:style style:name="P10" style:family="paragraph" style:parent-style-name="Standard" style:list-style-name="L3">
      <style:text-properties officeooo:rsid="000f465a" officeooo:paragraph-rsid="000f465a"/>
    </style:style>
    <style:style style:name="P11" style:family="paragraph" style:parent-style-name="Standard" style:list-style-name="L4">
      <style:text-properties officeooo:rsid="00114032" officeooo:paragraph-rsid="00114032"/>
    </style:style>
    <style:style style:name="P12" style:family="paragraph" style:parent-style-name="Standard" style:list-style-name="L1">
      <style:text-properties officeooo:rsid="00114032" officeooo:paragraph-rsid="00114032"/>
    </style:style>
    <style:style style:name="P13" style:family="paragraph" style:parent-style-name="Standard" style:list-style-name="L2">
      <style:text-properties officeooo:rsid="00114032" officeooo:paragraph-rsid="00114032"/>
    </style:style>
    <style:style style:name="P14" style:family="paragraph" style:parent-style-name="Standard" style:list-style-name="L3">
      <style:text-properties officeooo:rsid="00114032" officeooo:paragraph-rsid="00114032"/>
    </style:style>
    <style:style style:name="P15" style:family="paragraph" style:parent-style-name="Standard">
      <style:text-properties officeooo:paragraph-rsid="00114032"/>
    </style:style>
    <style:style style:name="P16" style:family="paragraph" style:parent-style-name="Text_20_body">
      <style:paragraph-properties fo:text-align="center" style:justify-single-word="false"/>
      <style:text-properties fo:font-size="11pt" fo:font-weight="normal" officeooo:paragraph-rsid="000eb2b2" style:font-size-asian="11pt" style:font-weight-asian="normal" style:font-size-complex="11pt"/>
    </style:style>
    <style:style style:name="P17" style:family="paragraph" style:parent-style-name="Text_20_body">
      <style:paragraph-properties fo:text-align="center" style:justify-single-word="false"/>
      <style:text-properties fo:font-size="18pt" officeooo:rsid="000eb2b2" officeooo:paragraph-rsid="000eb2b2" style:font-size-asian="18pt" style:font-size-complex="18pt"/>
    </style:style>
    <style:style style:name="P18" style:family="paragraph" style:parent-style-name="Text_20_body">
      <style:paragraph-properties fo:text-align="center" style:justify-single-word="false"/>
      <style:text-properties officeooo:paragraph-rsid="000eb2b2"/>
    </style:style>
    <style:style style:name="T1" style:family="text">
      <style:text-properties officeooo:rsid="000eb2b2"/>
    </style:style>
    <style:style style:name="T2" style:family="text">
      <style:text-properties officeooo:rsid="000f465a"/>
    </style:style>
    <style:style style:name="T3" style:family="text">
      <style:text-properties officeooo:rsid="0011403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8">Dokumentacja Projektu grupowego <text:span text:style-name="T1">12@KTIN’2023</text:span></text:p>
      <text:p text:style-name="P17">Specyfikacja scenariuszy testowych <text:span text:style-name="T3">v1</text:span></text:p>
      <text:p text:style-name="P16">Wydział Elektroniki, Telekomunikacji i Informatyki</text:p>
      <text:p text:style-name="P16">Politechnika Gdańska</text:p>
      <text:p text:style-name="Standard"/>
      <text:p text:style-name="P2">Scenariusz 1: normalne warunki pracy rdzenia</text:p>
      <text:list xml:id="list1170711356" text:style-name="L1">
        <text:list-item>
          <text:p text:style-name="P3">symulowany ruch od x abonentów przez y gNodeB</text:p>
        </text:list-item>
        <text:list-item>
          <text:p text:style-name="P3">sprawdzenie poprawne<text:span text:style-name="T3">go trasowania</text:span> pakietów przez rdzeń</text:p>
        </text:list-item>
        <text:list-item>
          <text:p text:style-name="P12">sprawdzenie komunikacji pomiędzy każdym z elementów rdzenia</text:p>
        </text:list-item>
        <text:list-item>
          <text:p text:style-name="P12">obserwacja rozkładania obciążenia przez kubernetes</text:p>
        </text:list-item>
        <text:list-item>
          <text:p text:style-name="P3">monitorowanie jakości połączenia – opóźnienie, stosunek utraconych pakietów do wszystkich wysłanych</text:p>
        </text:list-item>
      </text:list>
      <text:p text:style-name="Standard"/>
      <text:p text:style-name="P8"><text:span text:style-name="T1">Scenariusz 2: utrata połą</text:span>czenia z jednym <text:span text:style-name="T1">lub </text:span>wi<text:span text:style-name="T1">ę</text:span>cej <text:span text:style-name="T1">węzłów roboczych</text:span></text:p>
      <text:list xml:id="list989038432" text:style-name="L2">
        <text:list-item>
          <text:p text:style-name="P5">odcięcie jednej lub więcej maszyn od reszty klastra</text:p>
        </text:list-item>
        <text:list-item>
          <text:p text:style-name="P13">sprawdzenie komunikacji pomiędzy każdym z elementów rdzenia</text:p>
        </text:list-item>
        <text:list-item>
          <text:p text:style-name="P9">obserwacja efektów na połączonych urządzeniach użytkowników</text:p>
        </text:list-item>
        <text:list-item>
          <text:p text:style-name="P4">sprawdzenie czasu przywrócenia sprawności systemu</text:p>
        </text:list-item>
        <text:list-item>
          <text:p text:style-name="P9">różnica pomiędzy różną ilością replik naruszonych elementów</text:p>
        </text:list-item>
      </text:list>
      <text:p text:style-name="Standard"/>
      <text:p text:style-name="P8"><text:span text:style-name="T1">Scenariusz 3: utrata połączenia z jednym lub więcej</text:span> <text:span text:style-name="T1">węzłów warstwy sterowania</text:span></text:p>
      <text:list xml:id="list799207536" text:style-name="L3">
        <text:list-item>
          <text:p text:style-name="P7">odcięcie jednej lub więcej maszyn od reszty klastra</text:p>
        </text:list-item>
        <text:list-item>
          <text:p text:style-name="P14">sprawdzenie komunikacji pomiędzy każdym z elementów rdzenia</text:p>
        </text:list-item>
        <text:list-item>
          <text:p text:style-name="P10">obserwacja efektów na połączonych urządzeniach użytkowników</text:p>
        </text:list-item>
        <text:list-item>
          <text:p text:style-name="P6">sprawdzenie czasu przywrócenia sprawności systemu</text:p>
        </text:list-item>
      </text:list>
      <text:p text:style-name="Standard"/>
      <text:p text:style-name="P15"><text:span text:style-name="T1">Scenariusz 4: </text:span>utrata po<text:span text:style-name="T1">łą</text:span>czenia z <text:span text:style-name="T1">zewnętrzną siecią pakietową</text:span></text:p>
      <text:list xml:id="list163632218942070" text:continue-list="list1170711356" text:style-name="L1">
        <text:list-item>
          <text:p text:style-name="P12">sprawdzenie komunikacji pomiędzy każdym z elementów rdzenia</text:p>
        </text:list-item>
      </text:list>
      <text:list xml:id="list309327000" text:style-name="L4">
        <text:list-item>
          <text:p text:style-name="P11">oberwacja efektów <text:span text:style-name="T2">na połączonych urządzeniach użytkowników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gg sans" svg:font-family="'gg sans', 'Noto Sans', 'Helvetica Neue', Helvetica, 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107" number:language="pl" number:country="PL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1-21T15:34:35.269000000</meta:creation-date>
    <dc:date>2023-01-21T16:36:30.731000000</dc:date>
    <meta:editing-duration>PT38M24S</meta:editing-duration>
    <meta:editing-cycles>1</meta:editing-cycles>
    <meta:document-statistic meta:table-count="0" meta:image-count="0" meta:object-count="0" meta:page-count="1" meta:paragraph-count="24" meta:word-count="174" meta:character-count="1336" meta:non-whitespace-character-count="1201"/>
    <meta:generator>LibreOffice/7.3.6.2$Windows_X86_64 LibreOffice_project/c28ca90fd6e1a19e189fc16c05f8f8924961e12e</meta:generator>
  </office:meta>
</office:document-meta>
</file>